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Arrow_20_Line" style:list-style-name="L2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svg:stroke-width="0.04cm" svg:stroke-color="#cc0000" draw:marker-start-width="0.26cm" draw:marker-end-width="0.26cm" draw:fill="none" draw:textarea-horizontal-align="justify" draw:textarea-vertical-align="middle" draw:auto-grow-height="false" fo:min-height="0.764cm" fo:min-width="0.535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cc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min-height="2.375cm" fo:min-width="2.127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Arrow_20_Line" style:list-style-name="L2">
      <style:graphic-properties draw:textarea-vertical-align="middle" draw:start-guide="0.005cm" draw:end-guide="0.005cm"/>
      <style:paragraph-properties style:writing-mode="lr-tb"/>
    </style:style>
    <style:style style:name="gr9" style:family="graphic" style:parent-style-name="standard">
      <style:graphic-properties svg:stroke-width="0.04cm" svg:stroke-color="#009900" draw:marker-start-width="0.26cm" draw:marker-end-width="0.26cm" draw:fill="none" draw:textarea-horizontal-align="justify" draw:textarea-vertical-align="middle" draw:auto-grow-height="false" fo:min-height="3.642cm" fo:min-width="3.392cm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svg:stroke-color="#0099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cc00cc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cc00cc" draw:marker-start-width="0.26cm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width="0.06cm" svg:stroke-color="#cc00cc" draw:marker-start-width="0.29cm" draw:marker-end-width="0.29cm" draw:fill="none" draw:textarea-vertical-align="middle" fo:padding-top="0.155cm" fo:padding-bottom="0.155cm" fo:padding-left="0.28cm" fo:padding-right="0.28cm"/>
    </style:style>
    <style:style style:name="gr14" style:family="graphic" style:parent-style-name="Arrow_20_Line" style:list-style-name="L2">
      <style:graphic-properties draw:textarea-vertical-align="middle" draw:line-distance="0.805cm"/>
      <style:paragraph-properties style:writing-mode="lr-tb"/>
    </style:style>
    <style:style style:name="gr15" style:family="graphic" style:parent-style-name="objectwithoutfill">
      <style:graphic-properties svg:stroke-width="0.06cm" svg:stroke-color="#ff99ff" draw:marker-start-width="0.29cm" draw:marker-end-width="0.29cm" draw:fill="none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4cm" svg:stroke-color="#ff99ff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17" style:family="graphic" style:parent-style-name="objectwithoutfill">
      <style:graphic-properties svg:stroke-width="0.04cm" svg:stroke-color="#ff99ff" draw:marker-start-width="0.26cm" draw:marker-end-width="0.26cm" draw:fill="none" draw:textarea-vertical-align="middle" fo:padding-top="0.145cm" fo:padding-bottom="0.145cm" fo:padding-left="0.27cm" fo:padding-right="0.27cm"/>
    </style:style>
    <style:style style:name="gr18" style:family="graphic" style:parent-style-name="objectwithoutfill">
      <style:graphic-properties svg:stroke-width="0.06cm" svg:stroke-color="#ffccff" draw:marker-start-width="0.29cm" draw:marker-end-width="0.29cm" draw:fill="none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svg:stroke-width="0.04cm" svg:stroke-color="#ffccff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20" style:family="graphic" style:parent-style-name="objectwithoutfill">
      <style:graphic-properties svg:stroke-width="0.04cm" svg:stroke-color="#ffccff" draw:marker-start-width="0.26cm" draw:marker-end-width="0.26cm" draw:fill="none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990099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22" style:family="graphic" style:parent-style-name="objectwithoutfill">
      <style:graphic-properties svg:stroke-width="0.04cm" svg:stroke-color="#990099" draw:marker-start-width="0.26cm" draw:marker-end-width="0.26cm" draw:fill="none" draw:textarea-vertical-align="middle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6cm" svg:stroke-color="#990099" draw:marker-start-width="0.29cm" draw:marker-end-width="0.29cm" draw:fill="none" draw:textarea-vertical-align="middle" fo:padding-top="0.155cm" fo:padding-bottom="0.155cm" fo:padding-left="0.28cm" fo:padding-right="0.28cm"/>
    </style:style>
    <style:style style:name="gr24" style:family="graphic" style:parent-style-name="standard">
      <style:graphic-properties svg:stroke-width="0.04cm" svg:stroke-color="#00cc00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25" style:family="graphic" style:parent-style-name="objectwithoutfill">
      <style:graphic-properties svg:stroke-width="0.04cm" svg:stroke-color="#00cc00" draw:marker-start-width="0.26cm" draw:marker-end-width="0.26cm" draw:fill="none" draw:textarea-vertical-align="middle" fo:padding-top="0.145cm" fo:padding-bottom="0.145cm" fo:padding-left="0.27cm" fo:padding-right="0.27cm"/>
    </style:style>
    <style:style style:name="gr26" style:family="graphic" style:parent-style-name="objectwithoutfill">
      <style:graphic-properties svg:stroke-width="0.06cm" svg:stroke-color="#00cc00" draw:marker-start-width="0.29cm" draw:marker-end-width="0.29cm" draw:fill="none" draw:textarea-vertical-align="middle" fo:padding-top="0.155cm" fo:padding-bottom="0.155cm" fo:padding-left="0.28cm" fo:padding-right="0.28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04cm" svg:stroke-color="#cc0000" draw:marker-start-width="0.26cm" draw:marker-end-width="0.26cm" draw:fill="none" draw:textarea-horizontal-align="justify" draw:textarea-vertical-align="middle" draw:auto-grow-height="false" fo:min-height="0.724cm" fo:min-width="0.495cm" fo:padding-top="0.145cm" fo:padding-bottom="0.145cm" fo:padding-left="0.27cm" fo:padding-right="0.27cm"/>
    </style:style>
    <style:style style:name="gr29" style:family="graphic" style:parent-style-name="Arrow_20_Line" style:list-style-name="L2">
      <style:graphic-properties draw:textarea-vertical-align="middle"/>
      <style:paragraph-properties style:writing-mode="lr-tb"/>
    </style:style>
    <style:style style:name="gr30" style:family="graphic" style:parent-style-name="Arrow_20_Line" style:list-style-name="L2">
      <style:graphic-properties draw:textarea-vertical-align="middle" draw:start-guide="0.035cm"/>
      <style:paragraph-properties style:writing-mode="lr-tb"/>
    </style:style>
    <style:style style:name="gr31" style:family="graphic" style:parent-style-name="Arrow_20_Line" style:list-style-name="L2">
      <style:graphic-properties draw:textarea-vertical-align="middle" draw:line-distance="0.843cm" draw:start-guide="0.035cm"/>
      <style:paragraph-properties style:writing-mode="lr-tb"/>
    </style:style>
    <style:style style:name="gr32" style:family="graphic" style:parent-style-name="Arrow_20_Line" style:list-style-name="L2">
      <style:graphic-properties draw:textarea-vertical-align="middle" draw:line-distance="0.843cm" draw:start-guide="0.035cm"/>
      <style:paragraph-properties style:writing-mode="lr-tb"/>
    </style:style>
    <style:style style:name="gr33" style:family="graphic" style:parent-style-name="Arrow_20_Line" style:list-style-name="L2">
      <style:graphic-properties draw:textarea-vertical-align="middle"/>
      <style:paragraph-properties style:writing-mode="lr-tb"/>
    </style:style>
    <style:style style:name="gr34" style:family="graphic" style:parent-style-name="Arrow_20_Line" style:list-style-name="L2">
      <style:graphic-properties draw:textarea-vertical-align="middle" draw:line-distance="0.786cm" draw:show-unit="false"/>
      <style:paragraph-properties style:writing-mode="lr-tb"/>
    </style:style>
    <style:style style:name="gr35" style:family="graphic" style:parent-style-name="Arrow_20_Line" style:list-style-name="L2">
      <style:graphic-properties draw:textarea-vertical-align="middle"/>
      <style:paragraph-properties style:writing-mode="lr-tb"/>
    </style:style>
    <style:style style:name="gr36" style:family="graphic" style:parent-style-name="standard">
      <style:graphic-properties svg:stroke-width="0.04cm" svg:stroke-color="#ff950e" draw:marker-start-width="0.26cm" draw:marker-end-width="0.26cm" draw:fill="none" draw:textarea-horizontal-align="justify" draw:textarea-vertical-align="middle" draw:auto-grow-height="false" fo:min-height="3.602cm" fo:min-width="3.352cm" fo:padding-top="0.145cm" fo:padding-bottom="0.145cm" fo:padding-left="0.27cm" fo:padding-right="0.27cm"/>
    </style:style>
    <style:style style:name="gr37" style:family="graphic" style:parent-style-name="objectwithoutfill">
      <style:graphic-properties svg:stroke-width="0.04cm" svg:stroke-color="#ff950e" draw:marker-start-width="0.26cm" draw:marker-end-width="0.26cm" draw:fill="none" draw:textarea-vertical-align="middle" fo:padding-top="0.145cm" fo:padding-bottom="0.145cm" fo:padding-left="0.27cm" fo:padding-right="0.27cm"/>
    </style:style>
    <style:style style:name="gr38" style:family="graphic" style:parent-style-name="objectwithoutfill">
      <style:graphic-properties svg:stroke-width="0.06cm" svg:stroke-color="#ff950e" draw:marker-start-width="0.29cm" draw:marker-end-width="0.29cm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75cm" svg:y1="15.61cm" svg:x2="1.18cm" svg:y2="15.61cm">
          <text:p/>
        </draw:line>
        <draw:line draw:style-name="gr1" draw:text-style-name="P1" draw:layer="layout" svg:x1="7.39cm" svg:y1="19.47cm" svg:x2="7.39cm" svg:y2="12.075cm">
          <text:p/>
        </draw:line>
        <draw:measure draw:style-name="gr2" draw:text-style-name="P2" draw:layer="measurelines" svg:x1="1cm" svg:y1="2.81cm" svg:x2="20.59cm" svg:y2="2.81cm">
          <text:p text:style-name="P2"><text:span text:style-name="T1"><text:measure text:kind="gap"/></text:span><text:span text:style-name="T1"><text:measure text:kind="value">78.3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3" draw:layer="measurelines" svg:x1="3.815cm" svg:y1="6.375cm" svg:x2="4.545cm" svg:y2="6.375cm">
          <text:p text:style-name="P3"><text:span text:style-name="T2"><text:measure text:kind="gap"/></text:span><text:span text:style-name="T2"><text:measure text:kind="value">2.92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custom-shape draw:style-name="gr4" draw:text-style-name="P1" draw:layer="layout" svg:width="1.463cm" svg:height="1.434cm" svg:x="3.09cm" svg:y="6.3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818cm" svg:y1="6.305cm" svg:x2="3.818cm" svg:y2="7.895cm">
            <text:p/>
          </draw:line>
          <draw:line draw:style-name="gr5" draw:text-style-name="P1" draw:layer="layout" svg:x1="4.64cm" svg:y1="7.095cm" svg:x2="3cm" svg:y2="7.095cm">
            <text:p/>
          </draw:line>
        </draw:g>
        <draw:measure draw:style-name="gr2" draw:text-style-name="P2" draw:layer="measurelines" svg:x1="7.65cm" svg:y1="5.255cm" svg:x2="9.56cm" svg:y2="5.255cm">
          <text:p text:style-name="P2"><text:span text:style-name="T1"><text:measure text:kind="gap"/></text:span><text:span text:style-name="T1"><text:measure text:kind="value">7.64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6" draw:text-style-name="P1" draw:layer="layout" svg:width="3.771cm" svg:height="3.769cm" svg:x="5.763cm" svg:y="5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647cm" svg:y1="4.77cm" svg:x2="7.647cm" svg:y2="9.154cm">
            <text:p/>
          </draw:line>
          <draw:line draw:style-name="gr7" draw:text-style-name="P1" draw:layer="layout" svg:x1="5.465cm" svg:y1="6.952cm" svg:x2="9.869cm" svg:y2="6.952cm">
            <text:p/>
          </draw:line>
        </draw:g>
        <draw:measure draw:style-name="gr8" draw:text-style-name="P3" draw:layer="measurelines" svg:x1="15.389cm" svg:y1="3.68cm" svg:x2="18.154cm" svg:y2="3.68cm">
          <text:p text:style-name="P3"><text:span text:style-name="T2"><text:measure text:kind="gap"/></text:span><text:span text:style-name="T2"><text:measure text:kind="value">11.06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custom-shape draw:style-name="gr9" draw:text-style-name="P1" draw:layer="layout" svg:width="5.504cm" svg:height="5.504cm" svg:x="12.658cm" svg:y="3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39cm" svg:y1="3.4cm" svg:x2="15.39cm" svg:y2="9.545cm">
            <text:p/>
          </draw:line>
          <draw:line draw:style-name="gr10" draw:text-style-name="P1" draw:layer="layout" svg:x1="18.4cm" svg:y1="6.47cm" svg:x2="12.05cm" svg:y2="6.47cm">
            <text:p/>
          </draw:line>
        </draw:g>
        <draw:g>
          <draw:custom-shape draw:style-name="gr6" draw:text-style-name="P1" draw:layer="layout" svg:width="3.771cm" svg:height="3.769cm" svg:x="7.384cm" svg:y="11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268cm" svg:y1="10.766cm" svg:x2="9.268cm" svg:y2="15.15cm">
            <text:p/>
          </draw:line>
          <draw:line draw:style-name="gr7" draw:text-style-name="P1" draw:layer="layout" svg:x1="7.086cm" svg:y1="12.948cm" svg:x2="11.49cm" svg:y2="12.948cm">
            <text:p/>
          </draw:line>
        </draw:g>
        <draw:g>
          <draw:custom-shape draw:style-name="gr11" draw:text-style-name="P1" draw:layer="layout" svg:width="5.504cm" svg:height="5.504cm" svg:x="5.093cm" svg:y="1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7.825cm" svg:y1="13.85cm" svg:x2="7.825cm" svg:y2="19.995cm">
            <text:p/>
          </draw:line>
          <draw:line draw:style-name="gr12" draw:text-style-name="P1" draw:layer="layout" svg:x1="10.835cm" svg:y1="16.92cm" svg:x2="4.485cm" svg:y2="16.92cm">
            <text:p/>
          </draw:line>
        </draw:g>
        <draw:line draw:style-name="gr13" draw:text-style-name="P1" draw:layer="layout" svg:x1="9.275cm" svg:y1="12.94cm" svg:x2="7.83cm" svg:y2="14.16cm">
          <text:p/>
        </draw:line>
        <draw:line draw:style-name="gr13" draw:text-style-name="P1" draw:layer="layout" svg:x1="7.83cm" svg:y1="14.145cm" svg:x2="7.825cm" svg:y2="16.925cm">
          <text:p/>
        </draw:line>
        <draw:measure draw:style-name="gr14" draw:text-style-name="P3" draw:layer="measurelines" svg:x1="7.835cm" svg:y1="12.845cm" svg:x2="9.241cm" svg:y2="12.845cm">
          <text:p text:style-name="P3"><text:span text:style-name="T2"><text:measure text:kind="gap"/></text:span><text:span text:style-name="T2"><text:measure text:kind="value">5.62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line draw:style-name="gr15" draw:text-style-name="P1" draw:layer="layout" svg:x1="9.27cm" svg:y1="12.975cm" svg:x2="8.13cm" svg:y2="14.44cm">
          <text:p/>
        </draw:line>
        <draw:g>
          <draw:custom-shape draw:style-name="gr16" draw:text-style-name="P1" draw:layer="layout" svg:width="5.504cm" svg:height="5.504cm" svg:x="5.103cm" svg:y="14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7.835cm" svg:y1="14.12cm" svg:x2="7.835cm" svg:y2="20.265cm">
            <text:p/>
          </draw:line>
          <draw:line draw:style-name="gr17" draw:text-style-name="P1" draw:layer="layout" svg:x1="10.845cm" svg:y1="17.19cm" svg:x2="4.495cm" svg:y2="17.19cm">
            <text:p/>
          </draw:line>
        </draw:g>
        <draw:line draw:style-name="gr15" draw:text-style-name="P1" draw:layer="layout" svg:x1="8.14cm" svg:y1="14.44cm" svg:x2="7.82cm" svg:y2="17.195cm">
          <text:p/>
        </draw:line>
        <draw:line draw:style-name="gr18" draw:text-style-name="P1" draw:layer="layout" svg:x1="9.265cm" svg:y1="12.96cm" svg:x2="8.705cm" svg:y2="14.73cm">
          <text:p/>
        </draw:line>
        <draw:g>
          <draw:custom-shape draw:style-name="gr19" draw:text-style-name="P1" draw:layer="layout" svg:width="5.504cm" svg:height="5.504cm" svg:x="5.103cm" svg:y="1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layout" svg:x1="7.835cm" svg:y1="14.322cm" svg:x2="7.835cm" svg:y2="20.467cm">
            <text:p/>
          </draw:line>
          <draw:line draw:style-name="gr20" draw:text-style-name="P1" draw:layer="layout" svg:x1="10.845cm" svg:y1="17.392cm" svg:x2="4.495cm" svg:y2="17.392cm">
            <text:p/>
          </draw:line>
        </draw:g>
        <draw:line draw:style-name="gr18" draw:text-style-name="P1" draw:layer="layout" svg:x1="8.685cm" svg:y1="14.72cm" svg:x2="7.83cm" svg:y2="17.385cm">
          <text:p/>
        </draw:line>
        <draw:g>
          <draw:custom-shape draw:style-name="gr21" draw:text-style-name="P1" draw:layer="layout" svg:width="5.504cm" svg:height="5.504cm" svg:x="5.093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7.825cm" svg:y1="13.46cm" svg:x2="7.825cm" svg:y2="19.605cm">
            <text:p/>
          </draw:line>
          <draw:line draw:style-name="gr22" draw:text-style-name="P1" draw:layer="layout" svg:x1="10.835cm" svg:y1="16.53cm" svg:x2="4.485cm" svg:y2="16.53cm">
            <text:p/>
          </draw:line>
        </draw:g>
        <draw:line draw:style-name="gr23" draw:text-style-name="P1" draw:layer="layout" svg:x1="9.24cm" svg:y1="12.925cm" svg:x2="7.6cm" svg:y2="13.785cm">
          <text:p/>
        </draw:line>
        <draw:line draw:style-name="gr23" draw:text-style-name="P1" draw:layer="layout" svg:x1="7.585cm" svg:y1="13.785cm" svg:x2="7.795cm" svg:y2="16.475cm">
          <text:p/>
        </draw:line>
        <draw:g>
          <draw:custom-shape draw:style-name="gr24" draw:text-style-name="P1" draw:layer="layout" svg:width="5.504cm" svg:height="5.504cm" svg:x="5.093cm" svg:y="12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7.825cm" svg:y1="12.615cm" svg:x2="7.825cm" svg:y2="18.76cm">
            <text:p/>
          </draw:line>
          <draw:line draw:style-name="gr25" draw:text-style-name="P1" draw:layer="layout" svg:x1="10.835cm" svg:y1="15.685cm" svg:x2="4.485cm" svg:y2="15.685cm">
            <text:p/>
          </draw:line>
        </draw:g>
        <draw:line draw:style-name="gr26" draw:text-style-name="P1" draw:layer="layout" svg:x1="9.25cm" svg:y1="12.94cm" svg:x2="7.39cm" svg:y2="12.965cm">
          <text:p/>
        </draw:line>
        <draw:line draw:style-name="gr26" draw:text-style-name="P1" draw:layer="layout" svg:x1="7.805cm" svg:y1="15.665cm" svg:x2="7.375cm" svg:y2="12.955cm">
          <text:p/>
        </draw:line>
        <draw:measure draw:style-name="gr2" draw:text-style-name="P2" draw:layer="measurelines" svg:x1="2.71cm" svg:y1="17.175cm" svg:x2="2.73cm" svg:y2="12.975cm">
          <text:p text:style-name="P2"><text:span text:style-name="T1"><text:measure text:kind="gap"/></text:span><text:span text:style-name="T1"><text:measure text:kind="value">16.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line draw:style-name="gr27" draw:text-style-name="P1" draw:layer="layout" svg:x1="3.335cm" svg:y1="17.175cm" svg:x2="2.69cm" svg:y2="17.175cm">
          <text:p/>
        </draw:line>
        <draw:line draw:style-name="gr27" draw:text-style-name="P1" draw:layer="layout" svg:x1="6.9cm" svg:y1="12.966cm" svg:x2="4.35cm" svg:y2="12.966cm">
          <text:p/>
        </draw:line>
        <draw:measure draw:style-name="gr2" draw:text-style-name="P2" draw:layer="measurelines" svg:x1="4.437cm" svg:y1="15.695cm" svg:x2="4.45cm" svg:y2="12.975cm">
          <text:p text:style-name="P2"><text:span text:style-name="T1"><text:measure text:kind="gap"/></text:span><text:span text:style-name="T1"><text:measure text:kind="value">10.8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custom-shape draw:style-name="gr28" draw:text-style-name="P1" draw:layer="layout" svg:width="1.463cm" svg:height="1.434cm" svg:x="9.28cm" svg:y="11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0.008cm" svg:y1="11.225cm" svg:x2="10.008cm" svg:y2="12.815cm">
            <text:p/>
          </draw:line>
          <draw:line draw:style-name="gr5" draw:text-style-name="P1" draw:layer="layout" svg:x1="10.83cm" svg:y1="12.015cm" svg:x2="9.19cm" svg:y2="12.015cm">
            <text:p/>
          </draw:line>
        </draw:g>
        <draw:measure draw:style-name="gr29" draw:text-style-name="P3" draw:layer="measurelines" svg:x1="9.256cm" svg:y1="11.265cm" svg:x2="9.986cm" svg:y2="11.265cm">
          <text:p text:style-name="P3"><text:span text:style-name="T2"><text:measure text:kind="gap"/></text:span><text:span text:style-name="T2"><text:measure text:kind="value">2.92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0" draw:text-style-name="P3" draw:layer="measurelines" svg:x1="11.895cm" svg:y1="16.524cm" svg:x2="11.875cm" svg:y2="12.965cm">
          <text:p text:style-name="P3"><text:span text:style-name="T2"><text:measure text:kind="gap"/></text:span><text:span text:style-name="T2"><text:measure text:kind="value">14.24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1" draw:text-style-name="P3" draw:layer="measurelines" svg:x1="12.588cm" svg:y1="16.947cm" svg:x2="12.642cm" svg:y2="12.975cm">
          <text:p text:style-name="P3"><text:span text:style-name="T2"><text:measure text:kind="gap"/></text:span><text:span text:style-name="T2"><text:measure text:kind="value">15.89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line draw:style-name="gr27" draw:text-style-name="P1" draw:layer="layout" svg:x1="10.9cm" svg:y1="16.91cm" svg:x2="11.46cm" svg:y2="16.91cm">
          <text:p/>
        </draw:line>
        <draw:line draw:style-name="gr27" draw:text-style-name="P1" draw:layer="layout" svg:x1="10.9cm" svg:y1="17.175cm" svg:x2="12.415cm" svg:y2="17.175cm">
          <text:p/>
        </draw:line>
        <draw:measure draw:style-name="gr32" draw:text-style-name="P3" draw:layer="measurelines" svg:x1="13.38cm" svg:y1="17.179cm" svg:x2="13.395cm" svg:y2="12.975cm">
          <text:p text:style-name="P3"><text:span text:style-name="T2"><text:measure text:kind="gap"/></text:span><text:span text:style-name="T2"><text:measure text:kind="value">16.82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3" draw:text-style-name="P4" draw:layer="measurelines" svg:x1="4.205cm" svg:y1="12.975cm" svg:x2="4.205cm" svg:y2="15.61cm">
          <text:p text:style-name="P4"><text:span text:style-name="T1"><text:measure text:kind="gap"/></text:span><text:span text:style-name="T1"><text:measure text:kind="value">10.54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34" draw:text-style-name="P3" draw:layer="measurelines" svg:x1="5.99cm" svg:y1="12.969cm" svg:x2="5.975cm" svg:y2="11.41cm">
          <text:p text:style-name="P3"><text:span text:style-name="T2"><text:measure text:kind="gap"/></text:span><text:span text:style-name="T2"><text:measure text:kind="value">6.24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5" draw:text-style-name="P3" draw:layer="measurelines" svg:x1="10.003cm" svg:y1="10.35cm" svg:x2="5.405cm" svg:y2="10.35cm">
          <text:p text:style-name="P3"><text:span text:style-name="T2"><text:measure text:kind="gap"/></text:span><text:span text:style-name="T2"><text:measure text:kind="value">18.39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custom-shape draw:style-name="gr36" draw:text-style-name="P1" draw:layer="layout" svg:width="5.504cm" svg:height="5.504cm" svg:x="2.674cm" svg:y="8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5.406cm" svg:y1="8.344cm" svg:x2="5.406cm" svg:y2="14.489cm">
            <text:p/>
          </draw:line>
          <draw:line draw:style-name="gr37" draw:text-style-name="P1" draw:layer="layout" svg:x1="8.416cm" svg:y1="11.414cm" svg:x2="2.066cm" svg:y2="11.414cm">
            <text:p/>
          </draw:line>
        </draw:g>
        <draw:line draw:style-name="gr38" draw:text-style-name="P1" draw:layer="layout" svg:x1="8.18cm" svg:y1="11.405cm" svg:x2="9.24cm" svg:y2="12.9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0T12:58:26.882000000</meta:creation-date>
    <dc:date>2022-01-11T18:01:09.729000000</dc:date>
    <meta:editing-duration>PT2H23M54S</meta:editing-duration>
    <meta:editing-cycles>4</meta:editing-cycles>
    <meta:generator>LibreOffice/7.1.8.1$Windows_X86_64 LibreOffice_project/e1f30c802c3269a1d052614453f260e49458c82c</meta:generator>
    <meta:document-statistic meta:object-count="75"/>
  </office:meta>
</office:document-meta>
</file>